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07e" officeooo:paragraph-rsid="000a007e"/>
    </style:style>
    <style:style style:name="P2" style:family="paragraph" style:parent-style-name="Standard">
      <style:text-properties officeooo:paragraph-rsid="000a007e"/>
    </style:style>
    <style:style style:name="P3" style:family="paragraph" style:parent-style-name="Standard">
      <style:text-properties officeooo:rsid="000b4b23" officeooo:paragraph-rsid="000b4b23"/>
    </style:style>
    <style:style style:name="P4" style:family="paragraph" style:parent-style-name="Standard">
      <style:text-properties officeooo:rsid="000b4b23" officeooo:paragraph-rsid="000b4b23"/>
    </style:style>
    <style:style style:name="P5" style:family="paragraph" style:parent-style-name="Standard">
      <style:text-properties officeooo:rsid="00122409" officeooo:paragraph-rsid="00122409"/>
    </style:style>
    <style:style style:name="P6" style:family="paragraph" style:parent-style-name="Standard">
      <style:text-properties officeooo:rsid="000a007e" officeooo:paragraph-rsid="00124158"/>
    </style:style>
    <style:style style:name="P7" style:family="paragraph" style:parent-style-name="Standard">
      <style:text-properties officeooo:rsid="00124158" officeooo:paragraph-rsid="00124158"/>
    </style:style>
    <style:style style:name="P8" style:family="paragraph" style:parent-style-name="Standard">
      <style:text-properties officeooo:rsid="00143fbb" officeooo:paragraph-rsid="00143fbb"/>
    </style:style>
    <style:style style:name="T1" style:family="text">
      <style:text-properties officeooo:rsid="000a007e"/>
    </style:style>
    <style:style style:name="T2" style:family="text">
      <style:text-properties officeooo:rsid="000b4b23"/>
    </style:style>
    <style:style style:name="T3" style:family="text">
      <style:text-properties officeooo:rsid="000c5eeb"/>
    </style:style>
    <style:style style:name="T4" style:family="text">
      <style:text-properties officeooo:rsid="000db118"/>
    </style:style>
    <style:style style:name="T5" style:family="text">
      <style:text-properties officeooo:rsid="000f1153"/>
    </style:style>
    <style:style style:name="T6" style:family="text">
      <style:text-properties officeooo:rsid="001037fd"/>
    </style:style>
    <style:style style:name="T7" style:family="text">
      <style:text-properties officeooo:rsid="0010d11b"/>
    </style:style>
    <style:style style:name="T8" style:family="text">
      <style:text-properties officeooo:rsid="0010ee83"/>
    </style:style>
    <style:style style:name="T9" style:family="text">
      <style:text-properties officeooo:rsid="00124158"/>
    </style:style>
    <style:style style:name="T10" style:family="text">
      <style:text-properties officeooo:rsid="00143f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ini e fatture 1 – requisiti</text:p>
      <text:p text:style-name="P1"/>
      <text:p text:style-name="P1">1) dipartimenti aziendali </text:p>
      <text:p text:style-name="P1"><text:tab/>1.1) nome: <text:span text:style-name="T3">Stringa {id}</text:span></text:p>
      <text:p text:style-name="P1"><text:tab/>1.2) indirizzo <text:span text:style-name="T9">(v. req. 6)</text:span></text:p>
      <text:p text:style-name="P1"><text:tab/>1.3) direttore (v. req 2)</text:p>
      <text:p text:style-name="P1"/>
      <text:p text:style-name="P1">2) direttori</text:p>
      <text:p text:style-name="P1"><text:tab/>2.1) nome</text:p>
      <text:p text:style-name="P1"><text:tab/>2.2) cognome</text:p>
      <text:p text:style-name="P1"><text:tab/>2.3) codice fiscale: <text:span text:style-name="T3">Stringa </text:span><text:span text:style-name="T6">secondo standard </text:span><text:span text:style-name="T3">{id}</text:span></text:p>
      <text:p text:style-name="P1"><text:tab/>2.4) data nascita</text:p>
      <text:p text:style-name="P1"><text:tab/>2.5) luogo nascita <text:span text:style-name="T10">(v. req. 7)</text:span></text:p>
      <text:p text:style-name="P1"><text:tab/>2.6) anni servizio: <text:span text:style-name="T4">Intero &gt; 0</text:span></text:p>
      <text:p text:style-name="P1"/>
      <text:p text:style-name="P1">3) fornitori</text:p>
      <text:p text:style-name="P1"><text:tab/>3.1) ragione sociale (nome ditta): <text:span text:style-name="T5">Stringa</text:span></text:p>
      <text:p text:style-name="P1"><text:tab/>3.2) partita iva: <text:span text:style-name="T5">Stringa di 11 caratteri numerici </text:span><text:span text:style-name="T6">standard </text:span><text:span text:style-name="T5">{id}</text:span></text:p>
      <text:p text:style-name="P6"><text:tab/>3.3) indirizzo <text:span text:style-name="T9">(v. req 6)</text:span></text:p>
      <text:p text:style-name="P1"><text:tab/>3.4) numero telefono: <text:span text:style-name="T6">Stringa</text:span></text:p>
      <text:p text:style-name="P1"><text:tab/>3.5) indirizzo email: <text:span text:style-name="T6">Stringa secondo standard</text:span></text:p>
      <text:p text:style-name="P1"/>
      <text:p text:style-name="P1">4) ordini</text:p>
      <text:p text:style-name="P1"><text:tab/>4.1) dipartimento <text:span text:style-name="T2">che lo ha stipulato</text:span> (v. req. 1 )</text:p>
      <text:p text:style-name="P1"><text:tab/>4.2) data di <text:span text:style-name="T2">stipula: </text:span><text:span text:style-name="T6">Data</text:span></text:p>
      <text:p text:style-name="P3"><text:tab/>4.3) fornitore (v. req 4)</text:p>
      <text:p text:style-name="P3"><text:tab/>4.4) descrizione di bene e/o servizio: <text:span text:style-name="T6">Stringa</text:span></text:p>
      <text:p text:style-name="P3"><text:tab/>4.5) importo imponibile (netto tasse): <text:span text:style-name="T7">Numero reale &gt;= 0</text:span></text:p>
      <text:p text:style-name="P3"><text:tab/>4.6) aliquota IVA applicata: <text:span text:style-name="T7">Numero reale </text:span><text:span text:style-name="T8">tra 0 e 1</text:span></text:p>
      <text:p text:style-name="P3"><text:tab/>4.7) stato di ordine : <text:span text:style-name="T6">Stringa</text:span></text:p>
      <text:p text:style-name="P3"><text:tab/><text:tab/>4.7.1) inviato</text:p>
      <text:p text:style-name="P3"><text:tab/><text:tab/>4.7.2) da saldare</text:p>
      <text:p text:style-name="P3"><text:tab/><text:tab/>4.7.3) saldato</text:p>
      <text:p text:style-name="P5"><text:tab/><text:tab/>4.7.4) in preparazione</text:p>
      <text:p text:style-name="P1"/>
      <text:p text:style-name="P2"><text:span text:style-name="T1">5) fatture (v. req. 4 </text:span><text:span text:style-name="T2">1..1</text:span><text:span text:style-name="T1">)</text:span></text:p>
      <text:p text:style-name="P3"><text:tab/>5.1) numero</text:p>
      <text:p text:style-name="P3"><text:tab/>5.2) data</text:p>
      <text:p text:style-name="P3"><text:tab/>5.3) totale (imponibile * IVA)</text:p>
      <text:p text:style-name="P3"/>
      <text:p text:style-name="P7">6) Indirizzi</text:p>
      <text:p text:style-name="P7"><text:tab/>6.1) via: Stringa</text:p>
      <text:p text:style-name="P7"><text:tab/>6.2) civico: Stinga</text:p>
      <text:p text:style-name="P7"><text:tab/>6.3) cap: Stringa 5 caratteri numerici standard</text:p>
      <text:p text:style-name="P7"/>
      <text:p text:style-name="P8">7) Luoghi</text:p>
      <text:p text:style-name="P8"><text:tab/>7.1) citta</text:p>
      <text:p text:style-name="P8"><text:tab/>7.2) regione</text:p>
      <text:p text:style-name="P8"><text:tab/>7.3) nazi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1.602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80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2:48:38.452070946</meta:creation-date>
    <dc:date>2025-04-07T12:50:36.791285789</dc:date>
    <meta:editing-duration>PT33M45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42" meta:word-count="185" meta:character-count="1121" meta:non-whitespace-character-count="938"/>
  </office:meta>
</office:document-meta>
</file>